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Mono" svg:font-family="'Fira Mono', monospace"/>
    <style:font-face style:name="Lohit Devanagari1" svg:font-family="'Lohit Devanagari'"/>
    <style:font-face style:name="Open Sans" svg:font-family="'Open Sans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 style:list-style-name="L2">
      <style:text-properties fo:font-size="12pt" style:font-size-asian="12pt" style:font-size-complex="12pt"/>
    </style:style>
    <style:style style:name="T1" style:family="text">
      <style:text-properties officeooo:rsid="0000cdf0"/>
    </style:style>
    <style:style style:name="T2" style:family="text">
      <style:text-properties fo:font-variant="normal" fo:text-transform="none" fo:color="#333333" style:font-name="Open Sans" fo:font-size="9.75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9.75pt" fo:letter-spacing="normal" fo:font-style="normal" fo:font-weight="normal" officeooo:rsid="0000cdf0"/>
    </style:style>
    <style:style style:name="T4" style:family="text">
      <style:text-properties fo:font-variant="normal" fo:text-transform="none" fo:color="#333333" fo:font-size="9.75pt" fo:letter-spacing="normal" fo:font-style="normal" fo:font-weight="normal"/>
    </style:style>
    <style:style style:name="T5" style:family="text">
      <style:text-properties fo:font-variant="normal" fo:text-transform="none" fo:color="#333333" fo:font-size="9.75pt" fo:letter-spacing="normal" fo:font-style="normal" fo:font-weight="normal" officeooo:rsid="0000cdf0"/>
    </style:style>
    <style:style style:name="T6" style:family="text">
      <style:text-properties fo:font-variant="normal" fo:text-transform="none" fo:color="#333333" fo:letter-spacing="normal" fo:font-style="normal" fo:font-weight="normal"/>
    </style:style>
    <style:style style:name="T7" style:family="text">
      <style:text-properties fo:font-variant="normal" fo:text-transform="none" fo:color="#333333" fo:letter-spacing="normal" fo:font-style="normal" fo:font-weight="normal" officeooo:rsid="0000cdf0"/>
    </style:style>
    <style:style style:name="T8" style:family="text">
      <style:text-properties officeooo:rsid="000187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raform</text:p>
      <text:list xml:id="list123190263" text:style-name="L2">
        <text:list-item>
          <text:p text:style-name="P2">mv terraform /bin/ - <text:span text:style-name="T8">скачать распаковать, и переместить в <text:s/></text:span>bin. </text:p>
        </text:list-item>
        <text:list-item>
          <text:p text:style-name="P2"><text:span text:style-name="T1">terraform init - </text:span><text:span text:style-name="T6">Команда инициализации terraform. </text:span><text:span text:style-name="T7">Запуск с папки конфига</text:span></text:p>
        </text:list-item>
        <text:list-item>
          <text:p text:style-name="P2">terraform plan - используется для создания плана выполнения</text:p>
        </text:list-item>
        <text:list-item>
          <text:p text:style-name="P2">terraform apply - применяется для применения изменений</text:p>
        </text:list-item>
        <text:list-item>
          <text:p text:style-name="P2">terraform destroy - Команда используется для уничтожения управляемой Terraform инфраструктуры.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Mono" svg:font-family="'Fira Mono', monospace"/>
    <style:font-face style:name="Lohit Devanagari1" svg:font-family="'Lohit Devanagari'"/>
    <style:font-face style:name="Open Sans" svg:font-family="'Open Sans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03:25.885276091</meta:creation-date>
    <dc:date>2019-09-24T22:36:54.197062966</dc:date>
    <meta:editing-duration>PT1H30M1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2" meta:character-count="364" meta:non-whitespace-character-count="322"/>
  </office:meta>
</office:document-meta>
</file>